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5.509cm"/>
    </style:style>
    <style:style style:name="co2" style:family="table-column">
      <style:table-column-properties fo:break-before="auto" style:column-width="8.959cm"/>
    </style:style>
    <style:style style:name="co3" style:family="table-column">
      <style:table-column-properties fo:break-before="auto" style:column-width="10.836cm"/>
    </style:style>
    <style:style style:name="co4" style:family="table-column">
      <style:table-column-properties fo:break-before="auto" style:column-width="2.2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color="#000000" style:text-underline-style="none"/>
    </style:style>
    <style:style style:name="ce2" style:family="table-cell" style:parent-style-name="Default" style:data-style-name="N0"/>
    <style:style style:name="ce3" style:family="table-cell" style:parent-style-name="Hyperlink" style:data-style-name="N0">
      <style:table-cell-properties style:vertical-align="middle"/>
      <style:text-properties fo:color="#0563c1" style:text-underline-style="solid" style:text-underline-width="auto" style:text-underline-color="font-color"/>
    </style:style>
    <style:style style:name="ce4" style:family="table-cell" style:parent-style-name="Default">
      <style:text-properties fo:color="#000000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3" table:default-cell-style-name="Default"/>
        <table:table-row table:style-name="ro1">
          <table:table-cell office:value-type="string" calcext:value-type="string">
            <text:p>Akademi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Institution English</text:p>
          </table:table-cell>
          <table:table-cell office:value-type="string" calcext:value-type="string">
            <text:p>Institute Code</text:p>
          </table:table-cell>
          <table:table-cell office:value-type="string" calcext:value-type="string">
            <text:p>Code 0 = No identifiable Institu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öteborgs Universitet</text:p>
          </table:table-cell>
          <table:table-cell office:value-type="string" calcext:value-type="string">
            <text:p>Biomedicin, inst för</text:p>
          </table:table-cell>
          <table:table-cell office:value-type="string" calcext:value-type="string">
            <text:p>Institute of Biomedic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artment of Infectious Dieseases</text:p>
          </table:table-cell>
          <table:table-cell office:value-type="string" calcext:value-type="string">
            <text:p>Department of Microbiology and Immunoogy</text:p>
          </table:table-cell>
          <table:table-cell office:value-type="string" calcext:value-type="string">
            <text:p>Department of Laboratory Medicine</text:p>
          </table:table-cell>
          <table:table-cell office:value-type="string" calcext:value-type="string">
            <text:p>Department of Medical Biochemistry and Cell biolog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öteborgs Universitet</text:p>
          </table:table-cell>
          <table:table-cell office:value-type="string" calcext:value-type="string">
            <text:p><text:a xlink:href="https://www.gu.se/kemi-molekylarbiologi" xlink:type="simple">Kemi och molekylärbiologi, inst för</text:a></text:p>
          </table:table-cell>
          <table:table-cell office:value-type="string" calcext:value-type="string">
            <text:p>Department of Chemistry and Molecular Biology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öteborgs Universitet</text:p>
          </table:table-cell>
          <table:table-cell office:value-type="string" calcext:value-type="string">
            <text:p><text:a xlink:href="https://www.gu.se/kliniska-vetenskaper" xlink:type="simple">Kliniska vetenskaper, inst för</text:a></text:p>
          </table:table-cell>
          <table:table-cell office:value-type="string" calcext:value-type="string">
            <text:p>Institute of Clinical Scien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artment of Onocology</text:p>
          </table:table-cell>
          <table:table-cell office:value-type="string" calcext:value-type="string">
            <text:p>Radiology </text:p>
          </table:table-cell>
          <table:table-cell office:value-type="string" calcext:value-type="string">
            <text:p>Anesthesiology and intensive Care</text:p>
          </table:table-cell>
          <table:table-cell office:value-type="string" calcext:value-type="string">
            <text:p>Deramtology and Venerolgy</text:p>
          </table:table-cell>
          <table:table-cell office:value-type="string" calcext:value-type="string">
            <text:p>Urology</text:p>
          </table:table-cell>
          <table:table-cell office:value-type="string" calcext:value-type="string">
            <text:p>Pediatrics</text:p>
          </table:table-cell>
          <table:table-cell office:value-type="string" calcext:value-type="string">
            <text:p>Swedish Infocenter for Rare Diseases</text:p>
          </table:table-cell>
          <table:table-cell office:value-type="string" calcext:value-type="string">
            <text:p>Otorhinolaryngology</text:p>
          </table:table-cell>
          <table:table-cell office:value-type="string" calcext:value-type="string">
            <text:p>Plastic Surgery</text:p>
          </table:table-cell>
          <table:table-cell office:value-type="string" calcext:value-type="string">
            <text:p>Medical Radiation Sciences</text:p>
          </table:table-cell>
          <table:table-cell office:value-type="string" calcext:value-type="string">
            <text:p>Obstetrics and Gynecology</text:p>
          </table:table-cell>
          <table:table-cell office:value-type="string" calcext:value-type="string">
            <text:p>Surgery</text:p>
          </table:table-cell>
          <table:table-cell office:value-type="string" calcext:value-type="string">
            <text:p>Orhthopaedics</text:p>
          </table:table-cell>
        </table:table-row>
        <table:table-row table:style-name="ro1">
          <table:table-cell office:value-type="string" calcext:value-type="string">
            <text:p>Göteborgs Universitet</text:p>
          </table:table-cell>
          <table:table-cell office:value-type="string" calcext:value-type="string">
            <text:p><text:a xlink:href="https://www.gu.se/kostvetenskap-idrottsvetenskap" xlink:type="simple">Kost- och idrottsvetenskap, inst för</text:a></text:p>
          </table:table-cell>
          <table:table-cell office:value-type="string" calcext:value-type="string">
            <text:p>Department of Food and Nutrition and Sport Scienc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öteborgs Universitet</text:p>
          </table:table-cell>
          <table:table-cell office:value-type="string" calcext:value-type="string">
            <text:p><text:a xlink:href="https://www.gu.se/medicin" xlink:type="simple">Medicin, inst för</text:a></text:p>
          </table:table-cell>
          <table:table-cell office:value-type="string" calcext:value-type="string">
            <text:p>Institute of Medic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ernal Medicine and Clinicla Nutrition</text:p>
          </table:table-cell>
          <table:table-cell office:value-type="string" calcext:value-type="string">
            <text:p>School of Public Health and Community Medicine</text:p>
          </table:table-cell>
          <table:table-cell office:value-type="string" calcext:value-type="string">
            <text:p>Rheumatology and Inflammation Research</text:p>
          </table:table-cell>
          <table:table-cell office:value-type="string" calcext:value-type="string">
            <text:p>Molecular and Clinical Medici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öteborgs Universitet</text:p>
          </table:table-cell>
          <table:table-cell office:value-type="string" calcext:value-type="string">
            <text:p><text:a xlink:href="https://www.gu.se/neurovetenskap-fysiologi" xlink:type="simple">Neurovetenskap och fysiologi, inst för</text:a></text:p>
          </table:table-cell>
          <table:table-cell office:value-type="string" calcext:value-type="string">
            <text:p>Institute of Neuroscience and Physiolog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ysiology</text:p>
          </table:table-cell>
          <table:table-cell office:value-type="string" calcext:value-type="string">
            <text:p>Pharmacology</text:p>
          </table:table-cell>
          <table:table-cell office:value-type="string" calcext:value-type="string">
            <text:p>Health and Rehabilitation</text:p>
          </table:table-cell>
          <table:table-cell office:value-type="string" calcext:value-type="string">
            <text:p>Clinical Neuroscience</text:p>
          </table:table-cell>
          <table:table-cell office:value-type="string" calcext:value-type="string">
            <text:p>Psychiatry and Neurochemist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öteborgs Universitet</text:p>
          </table:table-cell>
          <table:table-cell office:value-type="string" calcext:value-type="string">
            <text:p><text:a xlink:href="https://www.gu.se/odontologi" xlink:type="simple">Odontologi, inst för</text:a></text:p>
          </table:table-cell>
          <table:table-cell office:value-type="string" calcext:value-type="string">
            <text:p>Institute of Odontology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öteborgs Universitet</text:p>
          </table:table-cell>
          <table:table-cell office:value-type="string" calcext:value-type="string">
            <text:p><text:a xlink:href="https://www.gu.se/vardvetenskap-halsa" xlink:type="simple">Vårdvetenskap och hälsa, inst för </text:a></text:p>
          </table:table-cell>
          <table:table-cell office:value-type="string" calcext:value-type="string">
            <text:p>Institute of Health and Care Scienc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arning and Leadership for Helth Care Professionals</text:p>
          </table:table-cell>
          <table:table-cell office:value-type="string" calcext:value-type="string">
            <text:p>Reproductive and perinatal health</text:p>
          </table:table-cell>
          <table:table-cell office:value-type="string" calcext:value-type="string">
            <text:p>Diagnostics, Acute and Critical Care</text:p>
          </table:table-cell>
          <table:table-cell office:value-type="string" calcext:value-type="string">
            <text:p>Care in Long-term Conditions</text:p>
          </table:table-cell>
          <table:table-cell office:value-type="string" calcext:value-type="string">
            <text:p>The Life Context and Health Promo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olinska Institutet</text:p>
          </table:table-cell>
          <table:table-cell office:value-type="string" calcext:value-type="string">
            <text:p>Biovetenskaper och näringslära</text:p>
          </table:table-cell>
          <table:table-cell office:value-type="string" calcext:value-type="string">
            <text:p>Department of Biosciences and Nutrition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rolinska Institutet</text:p>
          </table:table-cell>
          <table:table-cell office:value-type="string" calcext:value-type="string">
            <text:p>Cell- och molekylärbiologi</text:p>
          </table:table-cell>
          <table:table-cell office:value-type="string" calcext:value-type="string">
            <text:p>Department of Cell and Molecular Biology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rolinska Institutet</text:p>
          </table:table-cell>
          <table:table-cell office:value-type="string" calcext:value-type="string">
            <text:p>Fysiologi och farmakologi</text:p>
          </table:table-cell>
          <table:table-cell office:value-type="string" calcext:value-type="string">
            <text:p>Department of Physiology and Pharmacology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rolinska Institutet</text:p>
          </table:table-cell>
          <table:table-cell office:value-type="string" calcext:value-type="string">
            <text:p>Global folkhälsa</text:p>
          </table:table-cell>
          <table:table-cell office:value-type="string" calcext:value-type="string">
            <text:p>Department of Global Public Health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rolinska Institutet</text:p>
          </table:table-cell>
          <table:table-cell office:value-type="string" calcext:value-type="string">
            <text:p>Institutet för miljömedicin</text:p>
          </table:table-cell>
          <table:table-cell office:value-type="string" calcext:value-type="string">
            <text:p>Institute of Environmental Medicine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rolinska Institutet</text:p>
          </table:table-cell>
          <table:table-cell office:value-type="string" calcext:value-type="string">
            <text:p>Klinisk forskning och utbildning, Södersjukhuset</text:p>
          </table:table-cell>
          <table:table-cell office:value-type="string" calcext:value-type="string">
            <text:p>Department of Clinical Science and Education, Södersjukhuset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rolinska Institutet</text:p>
          </table:table-cell>
          <table:table-cell office:value-type="string" calcext:value-type="string">
            <text:p>Klinisk neurovetenskap</text:p>
          </table:table-cell>
          <table:table-cell office:value-type="string" calcext:value-type="string">
            <text:p>Department of Clinical Neuroscience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rolinska Institutet</text:p>
          </table:table-cell>
          <table:table-cell office:value-type="string" calcext:value-type="string">
            <text:p>Klinisk vetenskap, intervention och teknik</text:p>
          </table:table-cell>
          <table:table-cell office:value-type="string" calcext:value-type="string">
            <text:p>Department of Clinical Science, Intervention and Technology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rolinska Institutet</text:p>
          </table:table-cell>
          <table:table-cell office:value-type="string" calcext:value-type="string">
            <text:p>Kliniska vetenskaper, Danderyds sjukhus</text:p>
          </table:table-cell>
          <table:table-cell office:value-type="string" calcext:value-type="string">
            <text:p>Department of Clinical Sciences, Danderyd Hospital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rolinska Institutet</text:p>
          </table:table-cell>
          <table:table-cell office:value-type="string" calcext:value-type="string">
            <text:p>Kvinnors och barns hälsa</text:p>
          </table:table-cell>
          <table:table-cell office:value-type="string" calcext:value-type="string">
            <text:p>Department of Women’s and Children’s Health</text:p>
          </table:table-cell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rolinska Institutet</text:p>
          </table:table-cell>
          <table:table-cell office:value-type="string" calcext:value-type="string">
            <text:p>Laboratoriemedicin</text:p>
          </table:table-cell>
          <table:table-cell office:value-type="string" calcext:value-type="string">
            <text:p>Department of Laboratory Medicine</text:p>
          </table:table-cell>
          <table:table-cell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rolinska Institutet</text:p>
          </table:table-cell>
          <table:table-cell office:value-type="string" calcext:value-type="string">
            <text:p>Lärande, informatik, management och etik</text:p>
          </table:table-cell>
          <table:table-cell office:value-type="string" calcext:value-type="string">
            <text:p>Department of Learning, Informatics, Management and Ethics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rolinska Institutet</text:p>
          </table:table-cell>
          <table:table-cell office:value-type="string" calcext:value-type="string">
            <text:p>Medicin, Huddinge</text:p>
          </table:table-cell>
          <table:table-cell office:value-type="string" calcext:value-type="string">
            <text:p>Department of Medicine, Huddinge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rolinska Institutet</text:p>
          </table:table-cell>
          <table:table-cell office:value-type="string" calcext:value-type="string">
            <text:p>Medicin, Solna</text:p>
          </table:table-cell>
          <table:table-cell office:value-type="string" calcext:value-type="string">
            <text:p>Department of Medicine, Solna</text:p>
          </table:table-cell>
          <table:table-cell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rolinska Institutet</text:p>
          </table:table-cell>
          <table:table-cell office:value-type="string" calcext:value-type="string">
            <text:p>Medicinsk biokemi och biofysik</text:p>
          </table:table-cell>
          <table:table-cell office:value-type="string" calcext:value-type="string">
            <text:p>Department of Medical Biochemistry and Biophysics</text:p>
          </table:table-cell>
          <table:table-cell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rolinska Institutet</text:p>
          </table:table-cell>
          <table:table-cell office:value-type="string" calcext:value-type="string">
            <text:p>Medicinsk epidemiologi och biostatistik</text:p>
          </table:table-cell>
          <table:table-cell office:value-type="string" calcext:value-type="string">
            <text:p>Department of Medical Epidemiology and Biostatistics</text:p>
          </table:table-cell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rolinska Institutet</text:p>
          </table:table-cell>
          <table:table-cell office:value-type="string" calcext:value-type="string">
            <text:p>Mikrobiologi, tumör- och cellbiologi</text:p>
          </table:table-cell>
          <table:table-cell office:value-type="string" calcext:value-type="string">
            <text:p>Department of Microbiology, Tumor and Cell Biology</text:p>
          </table:table-cell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rolinska Institutet</text:p>
          </table:table-cell>
          <table:table-cell office:value-type="string" calcext:value-type="string">
            <text:p>Molekylär medicin och kirurgi</text:p>
          </table:table-cell>
          <table:table-cell office:value-type="string" calcext:value-type="string">
            <text:p>Department of Molecular Medicine and Surgery</text:p>
          </table:table-cell>
          <table:table-cell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rolinska Institutet</text:p>
          </table:table-cell>
          <table:table-cell office:value-type="string" calcext:value-type="string">
            <text:p>Neurobiologi, vårdvetenskap och samhälle</text:p>
          </table:table-cell>
          <table:table-cell table:style-name="ce4" office:value-type="string" calcext:value-type="string">
            <text:p>Department of Neurobiology, Care Sciences and Society</text:p>
          </table:table-cell>
          <table:table-cell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rolinska Institutet</text:p>
          </table:table-cell>
          <table:table-cell office:value-type="string" calcext:value-type="string">
            <text:p>Neurovetenskap</text:p>
          </table:table-cell>
          <table:table-cell office:value-type="string" calcext:value-type="string">
            <text:p>Department of Neuroscience</text:p>
          </table:table-cell>
          <table:table-cell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rolinska Institutet</text:p>
          </table:table-cell>
          <table:table-cell office:value-type="string" calcext:value-type="string">
            <text:p>Odontologi</text:p>
          </table:table-cell>
          <table:table-cell office:value-type="string" calcext:value-type="string">
            <text:p>Department of Dental Medicine</text:p>
          </table:table-cell>
          <table:table-cell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rolinska Institutet</text:p>
          </table:table-cell>
          <table:table-cell office:value-type="string" calcext:value-type="string">
            <text:p>Onkologi-patologi</text:p>
          </table:table-cell>
          <table:table-cell office:value-type="string" calcext:value-type="string">
            <text:p>Department of Oncology-Pathology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nköpings Universitet</text:p>
          </table:table-cell>
          <table:table-cell office:value-type="string" calcext:value-type="string">
            <text:p><text:a xlink:href="https://liu.se/organisation/liu/bkv" xlink:type="simple">Institutionen för biomedicinska och kliniska vetenskaper</text:a></text:p>
          </table:table-cell>
          <table:table-cell office:value-type="string" calcext:value-type="string">
            <text:p>Department of Biomedical and Clinical Sciences</text:p>
          </table:table-cell>
          <table:table-cell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nköpings Universitet</text:p>
          </table:table-cell>
          <table:table-cell office:value-type="string" calcext:value-type="string">
            <text:p><text:a xlink:href="https://liu.se/organisation/liu/ifm" xlink:type="simple">Institutionen för fysik, kemi och biologi</text:a></text:p>
          </table:table-cell>
          <table:table-cell office:value-type="string" calcext:value-type="string">
            <text:p>Department of Physics, Chemistry and Biology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nköpings Universitet</text:p>
          </table:table-cell>
          <table:table-cell office:value-type="string" calcext:value-type="string">
            <text:p><text:a xlink:href="https://liu.se/organisation/liu/hmv" xlink:type="simple">Institutionen för hälsa, medicin och vård</text:a></text:p>
          </table:table-cell>
          <table:table-cell office:value-type="string" calcext:value-type="string">
            <text:p>Department of Health, Medicine and Caring Sciences</text:p>
          </table:table-cell>
          <table:table-cell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nköpings Universitet</text:p>
          </table:table-cell>
          <table:table-cell office:value-type="string" calcext:value-type="string">
            <text:p><text:a xlink:href="https://liu.se/organisation/liu/imt" xlink:type="simple">Institutionen för medicinsk teknik</text:a></text:p>
          </table:table-cell>
          <table:table-cell office:value-type="string" calcext:value-type="string">
            <text:p>Department of Biomedical Engineering</text:p>
          </table:table-cell>
          <table:table-cell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meå Universitet</text:p>
          </table:table-cell>
          <table:table-cell office:value-type="string" calcext:value-type="string">
            <text:p><text:a xlink:href="https://www.umu.se/institutionen-for-epidemiologi-och-global-halsa/" xlink:type="simple">Institutionen för epidemiologi och global hälsa</text:a></text:p>
          </table:table-cell>
          <table:table-cell office:value-type="string" calcext:value-type="string">
            <text:p>Department of Epidemiology and Global Health</text:p>
          </table:table-cell>
          <table:table-cell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meå Universitet</text:p>
          </table:table-cell>
          <table:table-cell office:value-type="string" calcext:value-type="string">
            <text:p><text:a xlink:href="https://www.umu.se/institutionen-for-folkhalsa-och-klinisk-medicin/" xlink:type="simple">Institutionen för folkhälsa och klinisk medicin</text:a></text:p>
          </table:table-cell>
          <table:table-cell office:value-type="string" calcext:value-type="string">
            <text:p>Department of Public Health and Clinical Medicine</text:p>
          </table:table-cell>
          <table:table-cell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meå Universitet</text:p>
          </table:table-cell>
          <table:table-cell office:value-type="string" calcext:value-type="string">
            <text:p><text:a xlink:href="https://www.umu.se/institutionen-for-medicinsk-och-translationell-biologi/" xlink:type="simple">Institutionen för integrativ medicinsk biologi (IMB)</text:a></text:p>
          </table:table-cell>
          <table:table-cell office:value-type="string" calcext:value-type="string">
            <text:p>Department of Medical and Translational Biology</text:p>
          </table:table-cell>
          <table:table-cell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meå Universitet</text:p>
          </table:table-cell>
          <table:table-cell office:value-type="string" calcext:value-type="string">
            <text:p><text:a xlink:href="https://www.umu.se/institutionen-for-kirurgisk-och-perioperativ-vetenskap/" xlink:type="simple">Institutionen för kirurgisk och perioperativ vetenskap</text:a></text:p>
          </table:table-cell>
          <table:table-cell office:value-type="string" calcext:value-type="string">
            <text:p>Department of Surgical and Perioperative Sciences</text:p>
          </table:table-cell>
          <table:table-cell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meå Universitet</text:p>
          </table:table-cell>
          <table:table-cell office:value-type="string" calcext:value-type="string">
            <text:p><text:a xlink:href="https://www.umu.se/institutionen-for-klinisk-mikrobiologi/" xlink:type="simple">Institutionen för klinisk mikrobiologi</text:a></text:p>
          </table:table-cell>
          <table:table-cell office:value-type="string" calcext:value-type="string">
            <text:p>Department of Clinical Microbiology</text:p>
          </table:table-cell>
          <table:table-cell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meå Universitet</text:p>
          </table:table-cell>
          <table:table-cell office:value-type="string" calcext:value-type="string">
            <text:p><text:a xlink:href="https://www.umu.se/institutionen-for-klinisk-vetenskap/" xlink:type="simple">Institutionen för klinisk vetenskap</text:a></text:p>
          </table:table-cell>
          <table:table-cell office:value-type="string" calcext:value-type="string">
            <text:p>Department of Clinical Sciences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meå Universitet</text:p>
          </table:table-cell>
          <table:table-cell office:value-type="string" calcext:value-type="string">
            <text:p><text:a xlink:href="https://www.umu.se/institutionen-for-kost-och-maltidsvetenskap/" xlink:type="simple">Institutionen för kost- och måltidsvetenskap</text:a></text:p>
          </table:table-cell>
          <table:table-cell office:value-type="string" calcext:value-type="string">
            <text:p>Department of Food, Nutrition and Culinary Science</text:p>
          </table:table-cell>
          <table:table-cell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meå Universitet</text:p>
          </table:table-cell>
          <table:table-cell office:value-type="string" calcext:value-type="string">
            <text:p><text:a xlink:href="https://www.umu.se/institutionen-for-medicinsk-biovetenskap/" xlink:type="simple">Institutionen för medicinsk biovetenskap</text:a></text:p>
          </table:table-cell>
          <table:table-cell office:value-type="string" calcext:value-type="string">
            <text:p>Department of Medical Biosciences</text:p>
          </table:table-cell>
          <table:table-cell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meå Universitet</text:p>
          </table:table-cell>
          <table:table-cell office:value-type="string" calcext:value-type="string">
            <text:p><text:a xlink:href="https://www.umu.se/institutionen-for-medicinsk-kemi-och-biofysik/" xlink:type="simple">Institutionen för medicinsk kemi och biofysik</text:a></text:p>
          </table:table-cell>
          <table:table-cell office:value-type="string" calcext:value-type="string">
            <text:p>Department of Medical Biochemistry and Biophysics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meå Universitet</text:p>
          </table:table-cell>
          <table:table-cell office:value-type="string" calcext:value-type="string">
            <text:p><text:a xlink:href="https://www.umu.se/institutionen-for-molekylarbiologi/" xlink:type="simple">Institutionen för molekylärbiologi</text:a></text:p>
          </table:table-cell>
          <table:table-cell office:value-type="string" calcext:value-type="string">
            <text:p>Department of Molecular Biology</text:p>
          </table:table-cell>
          <table:table-cell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meå Universitet</text:p>
          </table:table-cell>
          <table:table-cell office:value-type="string" calcext:value-type="string">
            <text:p><text:a xlink:href="https://www.umu.se/institutionen-for-odontologi/" xlink:type="simple">Institutionen för odontologi</text:a></text:p>
          </table:table-cell>
          <table:table-cell office:value-type="string" calcext:value-type="string">
            <text:p>Department of Odontology</text:p>
          </table:table-cell>
          <table:table-cell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meå Universitet</text:p>
          </table:table-cell>
          <table:table-cell office:value-type="string" calcext:value-type="string">
            <text:p><text:a xlink:href="https://www.umu.se/institutionen-for-omvardnad/" xlink:type="simple">Institutionen för omvårdnad</text:a></text:p>
          </table:table-cell>
          <table:table-cell office:value-type="string" calcext:value-type="string">
            <text:p>Department of Nursing</text:p>
          </table:table-cell>
          <table:table-cell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meå Universitet</text:p>
          </table:table-cell>
          <table:table-cell office:value-type="string" calcext:value-type="string">
            <text:p><text:a xlink:href="https://www.umu.se/institutionen-for-samhallsmedicin-och-rehabilitering/" xlink:type="simple">Institutionen för samhällsmedicin och rehabilitering</text:a></text:p>
          </table:table-cell>
          <table:table-cell office:value-type="string" calcext:value-type="string">
            <text:p>Department of Community Medicine and Rehabilitation</text:p>
          </table:table-cell>
          <table:table-cell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Örebro Universitet</text:p>
          </table:table-cell>
          <table:table-cell office:value-type="string" calcext:value-type="string">
            <text:p>Hälsovetenskaper</text:p>
          </table:table-cell>
          <table:table-cell office:value-type="string" calcext:value-type="string">
            <text:p>Health Sciences</text:p>
          </table:table-cell>
          <table:table-cell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Örebro Universitet</text:p>
          </table:table-cell>
          <table:table-cell office:value-type="string" calcext:value-type="string">
            <text:p>Medicinska vetenskaper</text:p>
          </table:table-cell>
          <table:table-cell office:value-type="string" calcext:value-type="string">
            <text:p>School of Medical Sciences</text:p>
          </table:table-cell>
          <table:table-cell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psala Universitet</text:p>
          </table:table-cell>
          <table:table-cell office:value-type="string" calcext:value-type="string">
            <text:p><text:a xlink:href="https://www.uu.se/student/institution/biologisk-grundutbildning" xlink:type="simple">Institutionen för biologisk grundutbildning</text:a></text:p>
          </table:table-cell>
          <table:table-cell office:value-type="string" calcext:value-type="string">
            <text:p>Biology Education Center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psala Universitet</text:p>
          </table:table-cell>
          <table:table-cell office:value-type="string" calcext:value-type="string">
            <text:p><text:a xlink:href="https://www.uu.se/student/institution/farmaceutisk-biovetenskap" xlink:type="simple">Institutionen för farmaceutisk biovetenskap</text:a></text:p>
          </table:table-cell>
          <table:table-cell office:value-type="string" calcext:value-type="string">
            <text:p>Department of Pharmaceutical Biosciences</text:p>
          </table:table-cell>
          <table:table-cell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psala Universitet</text:p>
          </table:table-cell>
          <table:table-cell office:value-type="string" calcext:value-type="string">
            <text:p><text:a xlink:href="https://www.uu.se/student/institution/farmaci" xlink:type="simple">Institutionen för farmaci</text:a></text:p>
          </table:table-cell>
          <table:table-cell office:value-type="string" calcext:value-type="string">
            <text:p>Department of Pharmacy</text:p>
          </table:table-cell>
          <table:table-cell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psala Universitet</text:p>
          </table:table-cell>
          <table:table-cell office:value-type="string" calcext:value-type="string">
            <text:p><text:a xlink:href="https://www.uu.se/student/institution/folkhalso-och-vardvetenskap" xlink:type="simple">Institutionen för folkhälso- och vårdvetenskap</text:a></text:p>
          </table:table-cell>
          <table:table-cell office:value-type="string" calcext:value-type="string">
            <text:p>Department of Public Health and Caring Sciences</text:p>
          </table:table-cell>
          <table:table-cell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psala Universitet</text:p>
          </table:table-cell>
          <table:table-cell office:value-type="string" calcext:value-type="string">
            <text:p><text:a xlink:href="https://www.uu.se/student/institution/immunologi-genetik-och-patologi" xlink:type="simple">Institutionen för immunologi, genetik och patologi</text:a></text:p>
          </table:table-cell>
          <table:table-cell office:value-type="string" calcext:value-type="string">
            <text:p>Department of Immunology, Genetics and Pathology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psala Universitet</text:p>
          </table:table-cell>
          <table:table-cell office:value-type="string" calcext:value-type="string">
            <text:p><text:a xlink:href="https://www.uu.se/student/institution/kemi-bmc" xlink:type="simple">Institutionen för kemi - BMC</text:a></text:p>
          </table:table-cell>
          <table:table-cell office:value-type="string" calcext:value-type="string">
            <text:p>Department of Chemistry – Ångström Laboratory</text:p>
          </table:table-cell>
          <table:table-cell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psala Universitet</text:p>
          </table:table-cell>
          <table:table-cell office:value-type="string" calcext:value-type="string">
            <text:p><text:a xlink:href="https://www.uu.se/student/institution/kemi-angstrom" xlink:type="simple">Institutionen för kemi - Ångström</text:a></text:p>
          </table:table-cell>
          <table:table-cell office:value-type="string" calcext:value-type="string">
            <text:p>Department of Chemistry – BMC</text:p>
          </table:table-cell>
          <table:table-cell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psala Universitet</text:p>
          </table:table-cell>
          <table:table-cell office:value-type="string" calcext:value-type="string">
            <text:p><text:a xlink:href="https://www.uu.se/student/institution/kirurgiska-vetenskaper" xlink:type="simple">Institutionen för kirurgiska vetenskaper</text:a></text:p>
          </table:table-cell>
          <table:table-cell office:value-type="string" calcext:value-type="string">
            <text:p>Department of Surgical Sciences</text:p>
          </table:table-cell>
          <table:table-cell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psala Universitet</text:p>
          </table:table-cell>
          <table:table-cell office:value-type="string" calcext:value-type="string">
            <text:p><text:a xlink:href="https://www.uu.se/student/institution/kostvetenskap" xlink:type="simple">Institutionen för kostvetenskap</text:a></text:p>
          </table:table-cell>
          <table:table-cell office:value-type="string" calcext:value-type="string">
            <text:p>Department of Food Studies, Nutrition and Dietetics</text:p>
          </table:table-cell>
          <table:table-cell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psala Universitet</text:p>
          </table:table-cell>
          <table:table-cell office:value-type="string" calcext:value-type="string">
            <text:p><text:a xlink:href="https://www.uu.se/student/institution/kvinnors-och-barns-halsa" xlink:type="simple">Institutionen för kvinnors och barns hälsa</text:a></text:p>
          </table:table-cell>
          <table:table-cell office:value-type="string" calcext:value-type="string">
            <text:p>Department of Women’s and Children’s Health</text:p>
          </table:table-cell>
          <table:table-cell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psala Universitet</text:p>
          </table:table-cell>
          <table:table-cell office:value-type="string" calcext:value-type="string">
            <text:p><text:a xlink:href="https://www.uu.se/student/institution/lakemedelskemi" xlink:type="simple">Institutionen för läkemedelskemi</text:a></text:p>
          </table:table-cell>
          <table:table-cell office:value-type="string" calcext:value-type="string">
            <text:p>Department of Medicinal Chemistry</text:p>
          </table:table-cell>
          <table:table-cell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psala Universitet</text:p>
          </table:table-cell>
          <table:table-cell office:value-type="string" calcext:value-type="string">
            <text:p><text:a xlink:href="https://www.uu.se/student/institution/medicinska-vetenskaper" xlink:type="simple">Institutionen för medicinska vetenskaper</text:a></text:p>
          </table:table-cell>
          <table:table-cell office:value-type="string" calcext:value-type="string">
            <text:p>Department of Medical Sciences</text:p>
          </table:table-cell>
          <table:table-cell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psala Universitet</text:p>
          </table:table-cell>
          <table:table-cell office:value-type="string" calcext:value-type="string">
            <text:p><text:a xlink:href="https://www.uu.se/student/institution/medicinsk-biokemi-och-mikrobiologi" xlink:type="simple">Institutionen för medicinsk biokemi och mikrobiologi</text:a></text:p>
          </table:table-cell>
          <table:table-cell office:value-type="string" calcext:value-type="string">
            <text:p>Department of Medical Biochemistry and Microbiology</text:p>
          </table:table-cell>
          <table:table-cell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psala Universitet</text:p>
          </table:table-cell>
          <table:table-cell office:value-type="string" calcext:value-type="string">
            <text:p><text:a xlink:href="https://www.uu.se/student/institution/medicinsk-cellbiologi" xlink:type="simple">Institutionen för medicinsk cellbiologi</text:a></text:p>
          </table:table-cell>
          <table:table-cell office:value-type="string" calcext:value-type="string">
            <text:p>Department of Medical Cell Biology</text:p>
          </table:table-cell>
          <table:table-cell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nds Universitet</text:p>
          </table:table-cell>
          <table:table-cell office:value-type="string" calcext:value-type="string">
            <text:p><text:a xlink:href="http://www.lu.se/lucat/group/011200010" xlink:type="simple">Biomedicinsk teknik</text:a></text:p>
          </table:table-cell>
          <table:table-cell office:value-type="string" calcext:value-type="string">
            <text:p>Department of Biomedical Engineering</text:p>
          </table:table-cell>
          <table:table-cell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nds Universitet</text:p>
          </table:table-cell>
          <table:table-cell office:value-type="string" calcext:value-type="string">
            <text:p><text:a xlink:href="https://www.lu.se/lucat/group/0130322000" xlink:type="simple">BMC Biomedicinskt centrum</text:a></text:p>
          </table:table-cell>
          <table:table-cell office:value-type="string" calcext:value-type="string">
            <text:p>Biomedical Centre, BMC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nds Universitet</text:p>
          </table:table-cell>
          <table:table-cell office:value-type="string" calcext:value-type="string">
            <text:p><text:a xlink:href="https://www.lu.se/lucat/group/013210000" xlink:type="simple">Experimentell medicinsk vetenskap, Lund</text:a></text:p>
          </table:table-cell>
          <table:table-cell office:value-type="string" calcext:value-type="string">
            <text:p>Department of Experimental Medical Sciences</text:p>
          </table:table-cell>
          <table:table-cell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nds Universitet</text:p>
          </table:table-cell>
          <table:table-cell office:value-type="string" calcext:value-type="string">
            <text:p><text:a xlink:href="https://www.lu.se/lucat/group/013220000" xlink:type="simple">Hälsovetenskaper</text:a></text:p>
          </table:table-cell>
          <table:table-cell office:value-type="string" calcext:value-type="string">
            <text:p>Department of Health Sciences</text:p>
          </table:table-cell>
          <table:table-cell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nds Universitet</text:p>
          </table:table-cell>
          <table:table-cell office:value-type="string" calcext:value-type="string">
            <text:p><text:a xlink:href="https://www.lu.se/lucat/group/011029300" xlink:type="simple">Immunteknologi</text:a></text:p>
          </table:table-cell>
          <table:table-cell office:value-type="string" calcext:value-type="string">
            <text:p>Department of Immunotechnology</text:p>
          </table:table-cell>
          <table:table-cell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nds Universitet</text:p>
          </table:table-cell>
          <table:table-cell office:value-type="string" calcext:value-type="string">
            <text:p><text:a xlink:href="https://www.lu.se/lucat/group/013230000" xlink:type="simple">Kliniska vetenskaper, Lund</text:a></text:p>
          </table:table-cell>
          <table:table-cell office:value-type="string" calcext:value-type="string">
            <text:p>Department of Clinical Sciences, Lund</text:p>
          </table:table-cell>
          <table:table-cell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nds Universitet</text:p>
          </table:table-cell>
          <table:table-cell office:value-type="string" calcext:value-type="string">
            <text:p><text:a xlink:href="https://www.lu.se/lucat/group/013240000" xlink:type="simple">Kliniska vetenskaper, Malmö</text:a></text:p>
          </table:table-cell>
          <table:table-cell office:value-type="string" calcext:value-type="string">
            <text:p>Department of Clinical Sciences, Malmö</text:p>
          </table:table-cell>
          <table:table-cell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nds Universitet</text:p>
          </table:table-cell>
          <table:table-cell office:value-type="string" calcext:value-type="string">
            <text:p><text:a xlink:href="https://www.lu.se/lucat/group/013017000" xlink:type="simple">Laboratoriemedicin, Lund</text:a></text:p>
          </table:table-cell>
          <table:table-cell office:value-type="string" calcext:value-type="string">
            <text:p>Department of Laboratory Medicine</text:p>
          </table:table-cell>
          <table:table-cell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nds Universitet</text:p>
          </table:table-cell>
          <table:table-cell office:value-type="string" calcext:value-type="string">
            <text:p><text:a xlink:href="http://www.lu.se/lucat/group/013017500" xlink:type="simple">Translationell medicin</text:a></text:p>
          </table:table-cell>
          <table:table-cell office:value-type="string" calcext:value-type="string">
            <text:p>Department of Translational Medicine</text:p>
          </table:table-cell>
          <table:table-cell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Lunds Universitet</text:p>
          </table:table-cell>
          <table:table-cell table:style-name="ce3" office:value-type="string" calcext:value-type="string">
            <text:p><text:a xlink:href="https://www.lu.se/lucat/group/013041110" xlink:type="simple">Stamcellscentrum (SCC)</text:a></text:p>
          </table:table-cell>
          <table:table-cell table:style-name="ce2" office:value-type="string" calcext:value-type="string">
            <text:p>Stem Cell Center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Display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Display" style:font-family-asian="'Noto Sans Display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09:37:15.027046910</meta:creation-date>
    <dc:date>2024-02-13T10:30:03.602835684</dc:date>
    <meta:editing-duration>PT52M47S</meta:editing-duration>
    <meta:editing-cycles>4</meta:editing-cycles>
    <meta:generator>LibreOffice/7.6.4.1$Linux_X86_64 LibreOffice_project/60$Build-1</meta:generator>
    <meta:document-statistic meta:table-count="1" meta:cell-count="328" meta:object-count="0"/>
  </office:meta>
</office:document-meta>
</file>